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54.6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39.91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mpare_HSV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hsvthr_thcalc_db55_min.tab</text:p>
          </table:table-cell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office:value-type="string" calcext:value-type="string">
            <text:p>hsvthr_twq_dec06_min.dtb</text:p>
          </table:table-cell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lta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table:style-name="ce1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office:value-type="string" calcext:value-type="string">
            <text:p>cummingtonite</text:p>
          </table:table-cell>
          <table:table-cell office:value-type="float" office:value="-12060000" calcext:value-type="float">
            <text:p>-12060000</text:p>
          </table:table-cell>
          <table:table-cell office:value-type="float" office:value="-2080000" calcext:value-type="float">
            <text:p>-2080000</text:p>
          </table:table-cell>
          <table:table-cell table:style-name="ce1" office:value-type="float" office:value="70.58" calcext:value-type="float">
            <text:p>70.58</text:p>
          </table:table-cell>
          <table:table-cell office:value-type="float" office:value="540" calcext:value-type="float">
            <text:p>540</text:p>
          </table:table-cell>
          <table:table-cell office:value-type="float" office:value="538.4" calcext:value-type="float">
            <text:p>538.4</text:p>
          </table:table-cell>
          <table:table-cell office:value-type="float" office:value="0.1484" calcext:value-type="float">
            <text:p>0.1484</text:p>
          </table:table-cell>
          <table:table-cell table:number-columns-repeated="2" office:value-type="float" office:value="26.33" calcext:value-type="float">
            <text:p>26.3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hophyllite</text:p>
          </table:table-cell>
          <table:table-cell office:value-type="float" office:value="-12070000" calcext:value-type="float">
            <text:p>-12070000</text:p>
          </table:table-cell>
          <table:table-cell office:value-type="float" office:value="-2081000" calcext:value-type="float">
            <text:p>-2081000</text:p>
          </table:table-cell>
          <table:table-cell table:style-name="ce1" office:value-type="float" office:value="70.58" calcext:value-type="float">
            <text:p>70.58</text:p>
          </table:table-cell>
          <table:table-cell office:value-type="float" office:value="536" calcext:value-type="float">
            <text:p>536</text:p>
          </table:table-cell>
          <table:table-cell office:value-type="float" office:value="537.4" calcext:value-type="float">
            <text:p>537.4</text:p>
          </table:table-cell>
          <table:table-cell office:value-type="float" office:value="-0.1304" calcext:value-type="float">
            <text:p>-0.1304</text:p>
          </table:table-cell>
          <table:table-cell office:value-type="float" office:value="26.54" calcext:value-type="float">
            <text:p>26.54</text:p>
          </table:table-cell>
          <table:table-cell office:value-type="float" office:value="26.56" calcext:value-type="float">
            <text:p>26.56</text:p>
          </table:table-cell>
          <table:table-cell office:value-type="float" office:value="-0.03766" calcext:value-type="float">
            <text:p>-0.037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osilite</text:p>
          </table:table-cell>
          <table:table-cell office:value-type="float" office:value="-2389000" calcext:value-type="float">
            <text:p>-2389000</text:p>
          </table:table-cell>
          <table:table-cell office:value-type="float" office:value="-1193000" calcext:value-type="float">
            <text:p>-1193000</text:p>
          </table:table-cell>
          <table:table-cell table:style-name="ce1" office:value-type="float" office:value="33.37" calcext:value-type="float">
            <text:p>33.37</text:p>
          </table:table-cell>
          <table:table-cell office:value-type="float" office:value="190.6" calcext:value-type="float">
            <text:p>190.6</text:p>
          </table:table-cell>
          <table:table-cell office:value-type="float" office:value="96.16" calcext:value-type="float">
            <text:p>96.16</text:p>
          </table:table-cell>
          <table:table-cell table:style-name="ce1" office:value-type="float" office:value="32.93" calcext:value-type="float">
            <text:p>32.93</text:p>
          </table:table-cell>
          <table:table-cell office:value-type="float" office:value="6.592" calcext:value-type="float">
            <text:p>6.592</text:p>
          </table:table-cell>
          <table:table-cell office:value-type="float" office:value="3.295" calcext:value-type="float">
            <text:p>3.295</text:p>
          </table:table-cell>
          <table:table-cell table:style-name="ce1" office:value-type="float" office:value="33.35" calcext:value-type="float">
            <text:p>33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rcynite</text:p>
          </table:table-cell>
          <table:table-cell office:value-type="float" office:value="-1959000" calcext:value-type="float">
            <text:p>-1959000</text:p>
          </table:table-cell>
          <table:table-cell office:value-type="float" office:value="-1948000" calcext:value-type="float">
            <text:p>-1948000</text:p>
          </table:table-cell>
          <table:table-cell office:value-type="float" office:value="0.279" calcext:value-type="float">
            <text:p>0.279</text:p>
          </table:table-cell>
          <table:table-cell office:value-type="float" office:value="107.5" calcext:value-type="float">
            <text:p>107.5</text:p>
          </table:table-cell>
          <table:table-cell office:value-type="float" office:value="121" calcext:value-type="float">
            <text:p>121</text:p>
          </table:table-cell>
          <table:table-cell office:value-type="float" office:value="-5.912" calcext:value-type="float">
            <text:p>-5.912</text:p>
          </table:table-cell>
          <table:table-cell office:value-type="float" office:value="4.075" calcext:value-type="float">
            <text:p>4.075</text:p>
          </table:table-cell>
          <table:table-cell office:value-type="float" office:value="4.08" calcext:value-type="float">
            <text:p>4.08</text:p>
          </table:table-cell>
          <table:table-cell office:value-type="float" office:value="-0.06131" calcext:value-type="float">
            <text:p>-0.06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ulandite</text:p>
          </table:table-cell>
          <table:table-cell office:value-type="float" office:value="-10600000" calcext:value-type="float">
            <text:p>-10600000</text:p>
          </table:table-cell>
          <table:table-cell office:value-type="float" office:value="-10570000" calcext:value-type="float">
            <text:p>-10570000</text:p>
          </table:table-cell>
          <table:table-cell office:value-type="float" office:value="0.1594" calcext:value-type="float">
            <text:p>0.1594</text:p>
          </table:table-cell>
          <table:table-cell office:value-type="float" office:value="669" calcext:value-type="float">
            <text:p>669</text:p>
          </table:table-cell>
          <table:table-cell office:value-type="float" office:value="734.4" calcext:value-type="float">
            <text:p>734.4</text:p>
          </table:table-cell>
          <table:table-cell office:value-type="float" office:value="-4.658" calcext:value-type="float">
            <text:p>-4.658</text:p>
          </table:table-cell>
          <table:table-cell table:number-columns-repeated="2"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ssular</text:p>
          </table:table-cell>
          <table:table-cell office:value-type="float" office:value="-6644000" calcext:value-type="float">
            <text:p>-6644000</text:p>
          </table:table-cell>
          <table:table-cell office:value-type="float" office:value="-6633000" calcext:value-type="float">
            <text:p>-6633000</text:p>
          </table:table-cell>
          <table:table-cell office:value-type="float" office:value="0.08503" calcext:value-type="float">
            <text:p>0.08503</text:p>
          </table:table-cell>
          <table:table-cell office:value-type="float" office:value="255" calcext:value-type="float">
            <text:p>255</text:p>
          </table:table-cell>
          <table:table-cell office:value-type="float" office:value="255.2" calcext:value-type="float">
            <text:p>255.2</text:p>
          </table:table-cell>
          <table:table-cell office:value-type="float" office:value="-0.0294" calcext:value-type="float">
            <text:p>-0.0294</text:p>
          </table:table-cell>
          <table:table-cell table:number-columns-repeated="2" office:value-type="float" office:value="12.54" calcext:value-type="float">
            <text:p>12.54</text:p>
          </table:table-cell>
          <table:table-cell office:value-type="float" office:value="-0.01197" calcext:value-type="float">
            <text:p>-0.011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llastonite</text:p>
          </table:table-cell>
          <table:table-cell office:value-type="float" office:value="-1634000" calcext:value-type="float">
            <text:p>-1634000</text:p>
          </table:table-cell>
          <table:table-cell office:value-type="float" office:value="-1632000" calcext:value-type="float">
            <text:p>-1632000</text:p>
          </table:table-cell>
          <table:table-cell office:value-type="float" office:value="0.07839" calcext:value-type="float">
            <text:p>0.07839</text:p>
          </table:table-cell>
          <table:table-cell office:value-type="float" office:value="82.5" calcext:value-type="float">
            <text:p>82.5</text:p>
          </table:table-cell>
          <table:table-cell office:value-type="float" office:value="81.81" calcext:value-type="float">
            <text:p>81.81</text:p>
          </table:table-cell>
          <table:table-cell office:value-type="float" office:value="0.4199" calcext:value-type="float">
            <text:p>0.4199</text:p>
          </table:table-cell>
          <table:table-cell office:value-type="float" office:value="3.993" calcext:value-type="float">
            <text:p>3.993</text:p>
          </table:table-cell>
          <table:table-cell office:value-type="float" office:value="3.983" calcext:value-type="float">
            <text:p>3.983</text:p>
          </table:table-cell>
          <table:table-cell office:value-type="float" office:value="0.1254" calcext:value-type="float">
            <text:p>0.1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idine</text:p>
          </table:table-cell>
          <table:table-cell office:value-type="float" office:value="-3965000" calcext:value-type="float">
            <text:p>-3965000</text:p>
          </table:table-cell>
          <table:table-cell office:value-type="float" office:value="-3960000" calcext:value-type="float">
            <text:p>-3960000</text:p>
          </table:table-cell>
          <table:table-cell office:value-type="float" office:value="0.06632" calcext:value-type="float">
            <text:p>0.06632</text:p>
          </table:table-cell>
          <table:table-cell office:value-type="float" office:value="230" calcext:value-type="float">
            <text:p>230</text:p>
          </table:table-cell>
          <table:table-cell office:value-type="float" office:value="229.2" calcext:value-type="float">
            <text:p>229.2</text:p>
          </table:table-cell>
          <table:table-cell office:value-type="float" office:value="0.1836" calcext:value-type="float">
            <text:p>0.1836</text:p>
          </table:table-cell>
          <table:table-cell table:number-columns-repeated="2" office:value-type="float" office:value="10.9" calcext:value-type="float">
            <text:p>10.9</text:p>
          </table:table-cell>
          <table:table-cell office:value-type="float" office:value="0.01835" calcext:value-type="float">
            <text:p>0.018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isite</text:p>
          </table:table-cell>
          <table:table-cell office:value-type="float" office:value="-6899000" calcext:value-type="float">
            <text:p>-6899000</text:p>
          </table:table-cell>
          <table:table-cell office:value-type="float" office:value="-6889000" calcext:value-type="float">
            <text:p>-6889000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297" calcext:value-type="float">
            <text:p>297</text:p>
          </table:table-cell>
          <table:table-cell office:value-type="float" office:value="297.6" calcext:value-type="float">
            <text:p>297.6</text:p>
          </table:table-cell>
          <table:table-cell office:value-type="float" office:value="-0.09686" calcext:value-type="float">
            <text:p>-0.09686</text:p>
          </table:table-cell>
          <table:table-cell office:value-type="float" office:value="13.57" calcext:value-type="float">
            <text:p>13.57</text:p>
          </table:table-cell>
          <table:table-cell office:value-type="float" office:value="13.59" calcext:value-type="float">
            <text:p>13.59</text:p>
          </table:table-cell>
          <table:table-cell office:value-type="float" office:value="-0.04786" calcext:value-type="float">
            <text:p>-0.047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scovite</text:p>
          </table:table-cell>
          <table:table-cell office:value-type="float" office:value="-5984000" calcext:value-type="float">
            <text:p>-5984000</text:p>
          </table:table-cell>
          <table:table-cell office:value-type="float" office:value="-5977000" calcext:value-type="float">
            <text:p>-5977000</text:p>
          </table:table-cell>
          <table:table-cell office:value-type="float" office:value="0.0622" calcext:value-type="float">
            <text:p>0.0622</text:p>
          </table:table-cell>
          <table:table-cell office:value-type="float" office:value="292" calcext:value-type="float">
            <text:p>292</text:p>
          </table:table-cell>
          <table:table-cell office:value-type="float" office:value="293.2" calcext:value-type="float">
            <text:p>293.2</text:p>
          </table:table-cell>
          <table:table-cell office:value-type="float" office:value="-0.1977" calcext:value-type="float">
            <text:p>-0.1977</text:p>
          </table:table-cell>
          <table:table-cell office:value-type="float" office:value="14.08" calcext:value-type="float">
            <text:p>14.08</text:p>
          </table:table-cell>
          <table:table-cell office:value-type="float" office:value="14.09" calcext:value-type="float">
            <text:p>14.09</text:p>
          </table:table-cell>
          <table:table-cell office:value-type="float" office:value="-0.0142" calcext:value-type="float">
            <text:p>-0.01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denbergite</text:p>
          </table:table-cell>
          <table:table-cell office:value-type="float" office:value="-2844000" calcext:value-type="float">
            <text:p>-2844000</text:p>
          </table:table-cell>
          <table:table-cell office:value-type="float" office:value="-2841000" calcext:value-type="float">
            <text:p>-2841000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174.2" calcext:value-type="float">
            <text:p>174.2</text:p>
          </table:table-cell>
          <table:table-cell office:value-type="float" office:value="175" calcext:value-type="float">
            <text:p>175</text:p>
          </table:table-cell>
          <table:table-cell office:value-type="float" office:value="-0.2188" calcext:value-type="float">
            <text:p>-0.2188</text:p>
          </table:table-cell>
          <table:table-cell table:number-columns-repeated="2" office:value-type="float" office:value="6.795" calcext:value-type="float">
            <text:p>6.79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nite</text:p>
          </table:table-cell>
          <table:table-cell office:value-type="float" office:value="-5152000" calcext:value-type="float">
            <text:p>-5152000</text:p>
          </table:table-cell>
          <table:table-cell office:value-type="float" office:value="-5146000" calcext:value-type="float">
            <text:p>-5146000</text:p>
          </table:table-cell>
          <table:table-cell office:value-type="float" office:value="0.05863" calcext:value-type="float">
            <text:p>0.05863</text:p>
          </table:table-cell>
          <table:table-cell office:value-type="float" office:value="418" calcext:value-type="float">
            <text:p>418</text:p>
          </table:table-cell>
          <table:table-cell office:value-type="float" office:value="416.5" calcext:value-type="float">
            <text:p>416.5</text:p>
          </table:table-cell>
          <table:table-cell office:value-type="float" office:value="0.1797" calcext:value-type="float">
            <text:p>0.1797</text:p>
          </table:table-cell>
          <table:table-cell office:value-type="float" office:value="15.43" calcext:value-type="float">
            <text:p>15.43</text:p>
          </table:table-cell>
          <table:table-cell office:value-type="float" office:value="15.49" calcext:value-type="float">
            <text:p>15.49</text:p>
          </table:table-cell>
          <table:table-cell office:value-type="float" office:value="-0.1876" calcext:value-type="float">
            <text:p>-0.18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rthite</text:p>
          </table:table-cell>
          <table:table-cell office:value-type="float" office:value="-4233000" calcext:value-type="float">
            <text:p>-4233000</text:p>
          </table:table-cell>
          <table:table-cell office:value-type="float" office:value="-4229000" calcext:value-type="float">
            <text:p>-4229000</text:p>
          </table:table-cell>
          <table:table-cell office:value-type="float" office:value="0.05613" calcext:value-type="float">
            <text:p>0.05613</text:p>
          </table:table-cell>
          <table:table-cell office:value-type="float" office:value="200" calcext:value-type="float">
            <text:p>200</text:p>
          </table:table-cell>
          <table:table-cell office:value-type="float" office:value="200.2" calcext:value-type="float">
            <text:p>200.2</text:p>
          </table:table-cell>
          <table:table-cell office:value-type="float" office:value="-0.0465" calcext:value-type="float">
            <text:p>-0.0465</text:p>
          </table:table-cell>
          <table:table-cell office:value-type="float" office:value="10.08" calcext:value-type="float">
            <text:p>10.08</text:p>
          </table:table-cell>
          <table:table-cell office:value-type="float" office:value="10.07" calcext:value-type="float">
            <text:p>10.07</text:p>
          </table:table-cell>
          <table:table-cell office:value-type="float" office:value="0.01985" calcext:value-type="float">
            <text:p>0.019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rocline</text:p>
          </table:table-cell>
          <table:table-cell office:value-type="float" office:value="-3975000" calcext:value-type="float">
            <text:p>-3975000</text:p>
          </table:table-cell>
          <table:table-cell office:value-type="float" office:value="-3971000" calcext:value-type="float">
            <text:p>-3971000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216" calcext:value-type="float">
            <text:p>216</text:p>
          </table:table-cell>
          <table:table-cell office:value-type="float" office:value="214.1" calcext:value-type="float">
            <text:p>214.1</text:p>
          </table:table-cell>
          <table:table-cell office:value-type="float" office:value="0.4312" calcext:value-type="float">
            <text:p>0.4312</text:p>
          </table:table-cell>
          <table:table-cell office:value-type="float" office:value="10.89" calcext:value-type="float">
            <text:p>10.89</text:p>
          </table:table-cell>
          <table:table-cell office:value-type="float" office:value="10.87" calcext:value-type="float">
            <text:p>10.87</text:p>
          </table:table-cell>
          <table:table-cell office:value-type="float" office:value="0.1057" calcext:value-type="float">
            <text:p>0.10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umontite</text:p>
          </table:table-cell>
          <table:table-cell office:value-type="float" office:value="-7268000" calcext:value-type="float">
            <text:p>-7268000</text:p>
          </table:table-cell>
          <table:table-cell office:value-type="float" office:value="-7261000" calcext:value-type="float">
            <text:p>-7261000</text:p>
          </table:table-cell>
          <table:table-cell office:value-type="float" office:value="0.05017" calcext:value-type="float">
            <text:p>0.05017</text:p>
          </table:table-cell>
          <table:table-cell office:value-type="float" office:value="457" calcext:value-type="float">
            <text:p>457</text:p>
          </table:table-cell>
          <table:table-cell office:value-type="float" office:value="463.3" calcext:value-type="float">
            <text:p>463.3</text:p>
          </table:table-cell>
          <table:table-cell office:value-type="float" office:value="-0.6881" calcext:value-type="float">
            <text:p>-0.6881</text:p>
          </table:table-cell>
          <table:table-cell table:number-columns-repeated="2" office:value-type="float" office:value="20.37" calcext:value-type="float">
            <text:p>20.3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deite</text:p>
          </table:table-cell>
          <table:table-cell office:value-type="float" office:value="-3028000" calcext:value-type="float">
            <text:p>-3028000</text:p>
          </table:table-cell>
          <table:table-cell office:value-type="float" office:value="-3025000" calcext:value-type="float">
            <text:p>-3025000</text:p>
          </table:table-cell>
          <table:table-cell office:value-type="float" office:value="0.04513" calcext:value-type="float">
            <text:p>0.04513</text:p>
          </table:table-cell>
          <table:table-cell office:value-type="float" office:value="133.5" calcext:value-type="float">
            <text:p>133.5</text:p>
          </table:table-cell>
          <table:table-cell office:value-type="float" office:value="133.6" calcext:value-type="float">
            <text:p>133.6</text:p>
          </table:table-cell>
          <table:table-cell office:value-type="float" office:value="-0.02767" calcext:value-type="float">
            <text:p>-0.02767</text:p>
          </table:table-cell>
          <table:table-cell office:value-type="float" office:value="6.04" calcext:value-type="float">
            <text:p>6.04</text:p>
          </table:table-cell>
          <table:table-cell office:value-type="float" office:value="6.034" calcext:value-type="float">
            <text:p>6.034</text:p>
          </table:table-cell>
          <table:table-cell office:value-type="float" office:value="0.04969" calcext:value-type="float">
            <text:p>0.049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ilbite</text:p>
          </table:table-cell>
          <table:table-cell office:value-type="float" office:value="-10900000" calcext:value-type="float">
            <text:p>-10900000</text:p>
          </table:table-cell>
          <table:table-cell office:value-type="float" office:value="-10890000" calcext:value-type="float">
            <text:p>-10890000</text:p>
          </table:table-cell>
          <table:table-cell office:value-type="float" office:value="0.04108" calcext:value-type="float">
            <text:p>0.04108</text:p>
          </table:table-cell>
          <table:table-cell office:value-type="float" office:value="710" calcext:value-type="float">
            <text:p>710</text:p>
          </table:table-cell>
          <table:table-cell office:value-type="float" office:value="718.7" calcext:value-type="float">
            <text:p>718.7</text:p>
          </table:table-cell>
          <table:table-cell office:value-type="float" office:value="-0.6066" calcext:value-type="float">
            <text:p>-0.6066</text:p>
          </table:table-cell>
          <table:table-cell office:value-type="float" office:value="32.87" calcext:value-type="float">
            <text:p>32.87</text:p>
          </table:table-cell>
          <table:table-cell office:value-type="float" office:value="32.86" calcext:value-type="float">
            <text:p>32.86</text:p>
          </table:table-cell>
          <table:table-cell office:value-type="float" office:value="0.01521" calcext:value-type="float">
            <text:p>0.01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bite-high</text:p>
          </table:table-cell>
          <table:table-cell office:value-type="float" office:value="-3925000" calcext:value-type="float">
            <text:p>-3925000</text:p>
          </table:table-cell>
          <table:table-cell office:value-type="float" office:value="-3922000" calcext:value-type="float">
            <text:p>-3922000</text:p>
          </table:table-cell>
          <table:table-cell office:value-type="float" office:value="0.04055" calcext:value-type="float">
            <text:p>0.04055</text:p>
          </table:table-cell>
          <table:table-cell office:value-type="float" office:value="223.4" calcext:value-type="float">
            <text:p>223.4</text:p>
          </table:table-cell>
          <table:table-cell office:value-type="float" office:value="224.4" calcext:value-type="float">
            <text:p>224.4</text:p>
          </table:table-cell>
          <table:table-cell office:value-type="float" office:value="-0.226" calcext:value-type="float">
            <text:p>-0.226</text:p>
          </table:table-cell>
          <table:table-cell office:value-type="float" office:value="10.11" calcext:value-type="float">
            <text:p>10.11</text:p>
          </table:table-cell>
          <table:table-cell office:value-type="float" office:value="10.08" calcext:value-type="float">
            <text:p>10.08</text:p>
          </table:table-cell>
          <table:table-cell office:value-type="float" office:value="0.1288" calcext:value-type="float">
            <text:p>0.12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rakite</text:p>
          </table:table-cell>
          <table:table-cell office:value-type="float" office:value="-6666000" calcext:value-type="float">
            <text:p>-6666000</text:p>
          </table:table-cell>
          <table:table-cell office:value-type="float" office:value="-6661000" calcext:value-type="float">
            <text:p>-6661000</text:p>
          </table:table-cell>
          <table:table-cell office:value-type="float" office:value="0.04009" calcext:value-type="float">
            <text:p>0.04009</text:p>
          </table:table-cell>
          <table:table-cell office:value-type="float" office:value="375" calcext:value-type="float">
            <text:p>375</text:p>
          </table:table-cell>
          <table:table-cell office:value-type="float" office:value="377.8" calcext:value-type="float">
            <text:p>377.8</text:p>
          </table:table-cell>
          <table:table-cell office:value-type="float" office:value="-0.3689" calcext:value-type="float">
            <text:p>-0.3689</text:p>
          </table:table-cell>
          <table:table-cell office:value-type="float" office:value="19.04" calcext:value-type="float">
            <text:p>19.04</text:p>
          </table:table-cell>
          <table:table-cell office:value-type="float" office:value="19.05" calcext:value-type="float">
            <text:p>19.05</text:p>
          </table:table-cell>
          <table:table-cell office:value-type="float" office:value="-0.01575" calcext:value-type="float">
            <text:p>-0.015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garite</text:p>
          </table:table-cell>
          <table:table-cell office:value-type="float" office:value="-6241000" calcext:value-type="float">
            <text:p>-6241000</text:p>
          </table:table-cell>
          <table:table-cell office:value-type="float" office:value="-6237000" calcext:value-type="float">
            <text:p>-6237000</text:p>
          </table:table-cell>
          <table:table-cell office:value-type="float" office:value="0.03708" calcext:value-type="float">
            <text:p>0.03708</text:p>
          </table:table-cell>
          <table:table-cell office:value-type="float" office:value="267" calcext:value-type="float">
            <text:p>267</text:p>
          </table:table-cell>
          <table:table-cell office:value-type="float" office:value="265.1" calcext:value-type="float">
            <text:p>265.1</text:p>
          </table:table-cell>
          <table:table-cell office:value-type="float" office:value="0.3601" calcext:value-type="float">
            <text:p>0.3601</text:p>
          </table:table-cell>
          <table:table-cell table:number-columns-repeated="2" office:value-type="float" office:value="12.96" calcext:value-type="float">
            <text:p>12.96</text:p>
          </table:table-cell>
          <table:table-cell office:value-type="float" office:value="0.02315" calcext:value-type="float">
            <text:p>0.02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hnite</text:p>
          </table:table-cell>
          <table:table-cell office:value-type="float" office:value="-6203000" calcext:value-type="float">
            <text:p>-6203000</text:p>
          </table:table-cell>
          <table:table-cell office:value-type="float" office:value="-6199000" calcext:value-type="float">
            <text:p>-6199000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292.8" calcext:value-type="float">
            <text:p>292.8</text:p>
          </table:table-cell>
          <table:table-cell office:value-type="float" office:value="288.6" calcext:value-type="float">
            <text:p>288.6</text:p>
          </table:table-cell>
          <table:table-cell table:style-name="ce1" office:value-type="float" office:value="0.7166" calcext:value-type="float">
            <text:p>0.7166</text:p>
          </table:table-cell>
          <table:table-cell office:value-type="float" office:value="14.03" calcext:value-type="float">
            <text:p>14.03</text:p>
          </table:table-cell>
          <table:table-cell office:value-type="float" office:value="14.02" calcext:value-type="float">
            <text:p>14.02</text:p>
          </table:table-cell>
          <table:table-cell office:value-type="float" office:value="0.03566" calcext:value-type="float">
            <text:p>0.035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wsonite</text:p>
          </table:table-cell>
          <table:table-cell office:value-type="float" office:value="-4869000" calcext:value-type="float">
            <text:p>-4869000</text:p>
          </table:table-cell>
          <table:table-cell office:value-type="float" office:value="-4866000" calcext:value-type="float">
            <text:p>-4866000</text:p>
          </table:table-cell>
          <table:table-cell office:value-type="float" office:value="0.03569" calcext:value-type="float">
            <text:p>0.03569</text:p>
          </table:table-cell>
          <table:table-cell office:value-type="float" office:value="230" calcext:value-type="float">
            <text:p>230</text:p>
          </table:table-cell>
          <table:table-cell office:value-type="float" office:value="229.2" calcext:value-type="float">
            <text:p>229.2</text:p>
          </table:table-cell>
          <table:table-cell office:value-type="float" office:value="0.1795" calcext:value-type="float">
            <text:p>0.1795</text:p>
          </table:table-cell>
          <table:table-cell office:value-type="float" office:value="10.13" calcext:value-type="float">
            <text:p>10.13</text:p>
          </table:table-cell>
          <table:table-cell office:value-type="float" office:value="10.14" calcext:value-type="float">
            <text:p>10.14</text:p>
          </table:table-cell>
          <table:table-cell office:value-type="float" office:value="-0.05918" calcext:value-type="float">
            <text:p>-0.059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yalite</text:p>
          </table:table-cell>
          <table:table-cell office:value-type="float" office:value="-1478000" calcext:value-type="float">
            <text:p>-1478000</text:p>
          </table:table-cell>
          <table:table-cell office:value-type="float" office:value="-1477000" calcext:value-type="float">
            <text:p>-1477000</text:p>
          </table:table-cell>
          <table:table-cell office:value-type="float" office:value="0.03187" calcext:value-type="float">
            <text:p>0.03187</text:p>
          </table:table-cell>
          <table:table-cell office:value-type="float" office:value="151" calcext:value-type="float">
            <text:p>151</text:p>
          </table:table-cell>
          <table:table-cell office:value-type="float" office:value="151.8" calcext:value-type="float">
            <text:p>151.8</text:p>
          </table:table-cell>
          <table:table-cell office:value-type="float" office:value="-0.2606" calcext:value-type="float">
            <text:p>-0.2606</text:p>
          </table:table-cell>
          <table:table-cell office:value-type="float" office:value="4.631" calcext:value-type="float">
            <text:p>4.631</text:p>
          </table:table-cell>
          <table:table-cell office:value-type="float" office:value="4.639" calcext:value-type="float">
            <text:p>4.639</text:p>
          </table:table-cell>
          <table:table-cell office:value-type="float" office:value="-0.0863" calcext:value-type="float">
            <text:p>-0.08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cite</text:p>
          </table:table-cell>
          <table:table-cell table:number-columns-repeated="2" office:value-type="float" office:value="-1207000" calcext:value-type="float">
            <text:p>-1207000</text:p>
          </table:table-cell>
          <table:table-cell office:value-type="float" office:value="0.02696" calcext:value-type="float">
            <text:p>0.02696</text:p>
          </table:table-cell>
          <table:table-cell office:value-type="float" office:value="92.5" calcext:value-type="float">
            <text:p>92.5</text:p>
          </table:table-cell>
          <table:table-cell office:value-type="float" office:value="91.72" calcext:value-type="float">
            <text:p>91.72</text:p>
          </table:table-cell>
          <table:table-cell office:value-type="float" office:value="0.4207" calcext:value-type="float">
            <text:p>0.4207</text:p>
          </table:table-cell>
          <table:table-cell table:number-columns-repeated="2" office:value-type="float" office:value="3.689" calcext:value-type="float">
            <text:p>3.68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olinite</text:p>
          </table:table-cell>
          <table:table-cell office:value-type="float" office:value="-4122000" calcext:value-type="float">
            <text:p>-4122000</text:p>
          </table:table-cell>
          <table:table-cell office:value-type="float" office:value="-4120000" calcext:value-type="float">
            <text:p>-4120000</text:p>
          </table:table-cell>
          <table:table-cell office:value-type="float" office:value="0.02248" calcext:value-type="float">
            <text:p>0.02248</text:p>
          </table:table-cell>
          <table:table-cell table:number-columns-repeated="2" office:value-type="float" office:value="203.7" calcext:value-type="float">
            <text:p>203.7</text:p>
          </table:table-cell>
          <table:table-cell office:value-type="float" office:value="0" calcext:value-type="float">
            <text:p>0</text:p>
          </table:table-cell>
          <table:table-cell office:value-type="float" office:value="9.934" calcext:value-type="float">
            <text:p>9.934</text:p>
          </table:table-cell>
          <table:table-cell office:value-type="float" office:value="9.952" calcext:value-type="float">
            <text:p>9.952</text:p>
          </table:table-cell>
          <table:table-cell office:value-type="float" office:value="-0.09052" calcext:value-type="float">
            <text:p>-0.090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ircon</text:p>
          </table:table-cell>
          <table:table-cell office:value-type="float" office:value="-2033000" calcext:value-type="float">
            <text:p>-2033000</text:p>
          </table:table-cell>
          <table:table-cell office:value-type="float" office:value="-2032000" calcext:value-type="float">
            <text:p>-2032000</text:p>
          </table:table-cell>
          <table:table-cell office:value-type="float" office:value="0.0214" calcext:value-type="float">
            <text:p>0.0214</text:p>
          </table:table-cell>
          <table:table-cell table:number-columns-repeated="2" office:value-type="float" office:value="84.03" calcext:value-type="float">
            <text:p>84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926" calcext:value-type="float">
            <text:p>3.92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agonite</text:p>
          </table:table-cell>
          <table:table-cell office:value-type="float" office:value="-5946000" calcext:value-type="float">
            <text:p>-5946000</text:p>
          </table:table-cell>
          <table:table-cell office:value-type="float" office:value="-5944000" calcext:value-type="float">
            <text:p>-5944000</text:p>
          </table:table-cell>
          <table:table-cell office:value-type="float" office:value="0.01833" calcext:value-type="float">
            <text:p>0.01833</text:p>
          </table:table-cell>
          <table:table-cell office:value-type="float" office:value="276" calcext:value-type="float">
            <text:p>276</text:p>
          </table:table-cell>
          <table:table-cell office:value-type="float" office:value="277.8" calcext:value-type="float">
            <text:p>277.8</text:p>
          </table:table-cell>
          <table:table-cell office:value-type="float" office:value="-0.3183" calcext:value-type="float">
            <text:p>-0.3183</text:p>
          </table:table-cell>
          <table:table-cell office:value-type="float" office:value="13.21" calcext:value-type="float">
            <text:p>13.21</text:p>
          </table:table-cell>
          <table:table-cell office:value-type="float" office:value="13.22" calcext:value-type="float">
            <text:p>13.22</text:p>
          </table:table-cell>
          <table:table-cell office:value-type="float" office:value="-0.03405" calcext:value-type="float">
            <text:p>-0.034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iclase</text:p>
          </table:table-cell>
          <table:table-cell office:value-type="float" office:value="-601600" calcext:value-type="float">
            <text:p>-601600</text:p>
          </table:table-cell>
          <table:table-cell office:value-type="float" office:value="-601500" calcext:value-type="float">
            <text:p>-601500</text:p>
          </table:table-cell>
          <table:table-cell office:value-type="float" office:value="0.008312" calcext:value-type="float">
            <text:p>0.008312</text:p>
          </table:table-cell>
          <table:table-cell office:value-type="float" office:value="26.9" calcext:value-type="float">
            <text:p>26.9</text:p>
          </table:table-cell>
          <table:table-cell office:value-type="float" office:value="26.94" calcext:value-type="float">
            <text:p>26.94</text:p>
          </table:table-cell>
          <table:table-cell office:value-type="float" office:value="-0.07429" calcext:value-type="float">
            <text:p>-0.07429</text:p>
          </table:table-cell>
          <table:table-cell table:number-columns-repeated="2"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opside</text:p>
          </table:table-cell>
          <table:table-cell office:value-type="float" office:value="-3203000" calcext:value-type="float">
            <text:p>-3203000</text:p>
          </table:table-cell>
          <table:table-cell office:value-type="float" office:value="-3202000" calcext:value-type="float">
            <text:p>-3202000</text:p>
          </table:table-cell>
          <table:table-cell office:value-type="float" office:value="0.007572" calcext:value-type="float">
            <text:p>0.007572</text:p>
          </table:table-cell>
          <table:table-cell table:number-columns-repeated="2" office:value-type="float" office:value="142.7" calcext:value-type="float">
            <text:p>142.7</text:p>
          </table:table-cell>
          <table:table-cell office:value-type="float" office:value="0" calcext:value-type="float">
            <text:p>0</text:p>
          </table:table-cell>
          <table:table-cell office:value-type="float" office:value="6.619" calcext:value-type="float">
            <text:p>6.619</text:p>
          </table:table-cell>
          <table:table-cell office:value-type="float" office:value="6.613" calcext:value-type="float">
            <text:p>6.613</text:p>
          </table:table-cell>
          <table:table-cell office:value-type="float" office:value="0.04534" calcext:value-type="float">
            <text:p>0.045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spore</text:p>
          </table:table-cell>
          <table:table-cell office:value-type="float" office:value="-999500" calcext:value-type="float">
            <text:p>-999500</text:p>
          </table:table-cell>
          <table:table-cell office:value-type="float" office:value="-999400" calcext:value-type="float">
            <text:p>-999400</text:p>
          </table:table-cell>
          <table:table-cell office:value-type="float" office:value="0.004608" calcext:value-type="float">
            <text:p>0.004608</text:p>
          </table:table-cell>
          <table:table-cell office:value-type="float" office:value="35" calcext:value-type="float">
            <text:p>35</text:p>
          </table:table-cell>
          <table:table-cell office:value-type="float" office:value="35.31" calcext:value-type="float">
            <text:p>35.31</text:p>
          </table:table-cell>
          <table:table-cell office:value-type="float" office:value="-0.4384" calcext:value-type="float">
            <text:p>-0.4384</text:p>
          </table:table-cell>
          <table:table-cell table:number-columns-repeated="2"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dierite</text:p>
          </table:table-cell>
          <table:table-cell table:number-columns-repeated="2" office:value-type="float" office:value="-9163000" calcext:value-type="float">
            <text:p>-9163000</text:p>
          </table:table-cell>
          <table:table-cell office:value-type="float" office:value="0.003972" calcext:value-type="float">
            <text:p>0.003972</text:p>
          </table:table-cell>
          <table:table-cell office:value-type="float" office:value="407.5" calcext:value-type="float">
            <text:p>407.5</text:p>
          </table:table-cell>
          <table:table-cell office:value-type="float" office:value="416.8" calcext:value-type="float">
            <text:p>416.8</text:p>
          </table:table-cell>
          <table:table-cell office:value-type="float" office:value="-1.134" calcext:value-type="float">
            <text:p>-1.134</text:p>
          </table:table-cell>
          <table:table-cell office:value-type="float" office:value="23.32" calcext:value-type="float">
            <text:p>23.32</text:p>
          </table:table-cell>
          <table:table-cell office:value-type="float" office:value="23.31" calcext:value-type="float">
            <text:p>23.31</text:p>
          </table:table-cell>
          <table:table-cell office:value-type="float" office:value="0.02359" calcext:value-type="float">
            <text:p>0.023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phi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5" calcext:value-type="float">
            <text:p>5.85</text:p>
          </table:table-cell>
          <table:table-cell office:value-type="float" office:value="5.74" calcext:value-type="float">
            <text:p>5.74</text:p>
          </table:table-cell>
          <table:table-cell table:style-name="ce1" office:value-type="float" office:value="0.9491" calcext:value-type="float">
            <text:p>0.9491</text:p>
          </table:table-cell>
          <table:table-cell office:value-type="float" office:value="0.5298" calcext:value-type="float">
            <text:p>0.5298</text:p>
          </table:table-cell>
          <table:table-cell office:value-type="float" office:value="0.53" calcext:value-type="float">
            <text:p>0.53</text:p>
          </table:table-cell>
          <table:table-cell office:value-type="float" office:value="-0.01887" calcext:value-type="float">
            <text:p>-0.018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rtz-a</text:p>
          </table:table-cell>
          <table:table-cell table:number-columns-repeated="2" office:value-type="float" office:value="-910700" calcext:value-type="float">
            <text:p>-910700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41.46" calcext:value-type="float">
            <text:p>41.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269" calcext:value-type="float">
            <text:p>2.26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rtz-b</text:p>
          </table:table-cell>
          <table:table-cell table:number-columns-repeated="2" office:value-type="float" office:value="-908600" calcext:value-type="float">
            <text:p>-908600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44.21" calcext:value-type="float">
            <text:p>44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yrophyllite</text:p>
          </table:table-cell>
          <table:table-cell table:number-columns-repeated="2" office:value-type="float" office:value="-5641000" calcext:value-type="float">
            <text:p>-5641000</text:p>
          </table:table-cell>
          <table:table-cell office:value-type="float" office:value="-0.001247" calcext:value-type="float">
            <text:p>-0.001247</text:p>
          </table:table-cell>
          <table:table-cell table:number-columns-repeated="2" office:value-type="float" office:value="239.4" calcext:value-type="float">
            <text:p>239.4</text:p>
          </table:table-cell>
          <table:table-cell office:value-type="float" office:value="0" calcext:value-type="float">
            <text:p>0</text:p>
          </table:table-cell>
          <table:table-cell office:value-type="float" office:value="12.81" calcext:value-type="float">
            <text:p>12.81</text:p>
          </table:table-cell>
          <table:table-cell office:value-type="float" office:value="12.76" calcext:value-type="float">
            <text:p>12.76</text:p>
          </table:table-cell>
          <table:table-cell office:value-type="float" office:value="0.1955" calcext:value-type="float">
            <text:p>0.19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bite-low</text:p>
          </table:table-cell>
          <table:table-cell table:number-columns-repeated="2" office:value-type="float" office:value="-3935000" calcext:value-type="float">
            <text:p>-3935000</text:p>
          </table:table-cell>
          <table:table-cell office:value-type="float" office:value="-0.006863" calcext:value-type="float">
            <text:p>-0.006863</text:p>
          </table:table-cell>
          <table:table-cell office:value-type="float" office:value="210.1" calcext:value-type="float">
            <text:p>210.1</text:p>
          </table:table-cell>
          <table:table-cell office:value-type="float" office:value="207.4" calcext:value-type="float">
            <text:p>207.4</text:p>
          </table:table-cell>
          <table:table-cell table:style-name="ce1" office:value-type="float" office:value="0.6363" calcext:value-type="float">
            <text:p>0.6363</text:p>
          </table:table-cell>
          <table:table-cell office:value-type="float" office:value="10.01" calcext:value-type="float">
            <text:p>10.01</text:p>
          </table:table-cell>
          <table:table-cell office:value-type="float" office:value="10.04" calcext:value-type="float">
            <text:p>10.04</text:p>
          </table:table-cell>
          <table:table-cell office:value-type="float" office:value="-0.1845" calcext:value-type="float">
            <text:p>-0.18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limanite</text:p>
          </table:table-cell>
          <table:table-cell table:number-columns-repeated="2" office:value-type="float" office:value="-2586000" calcext:value-type="float">
            <text:p>-2586000</text:p>
          </table:table-cell>
          <table:table-cell office:value-type="float" office:value="-0.007947" calcext:value-type="float">
            <text:p>-0.007947</text:p>
          </table:table-cell>
          <table:table-cell office:value-type="float" office:value="95.5" calcext:value-type="float">
            <text:p>95.5</text:p>
          </table:table-cell>
          <table:table-cell office:value-type="float" office:value="95.93" calcext:value-type="float">
            <text:p>95.93</text:p>
          </table:table-cell>
          <table:table-cell office:value-type="float" office:value="-0.2246" calcext:value-type="float">
            <text:p>-0.2246</text:p>
          </table:table-cell>
          <table:table-cell office:value-type="float" office:value="4.986" calcext:value-type="float">
            <text:p>4.986</text:p>
          </table:table-cell>
          <table:table-cell office:value-type="float" office:value="4.983" calcext:value-type="float">
            <text:p>4.983</text:p>
          </table:table-cell>
          <table:table-cell office:value-type="float" office:value="0.03009" calcext:value-type="float">
            <text:p>0.030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-635000" calcext:value-type="float">
            <text:p>-635000</text:p>
          </table:table-cell>
          <table:table-cell office:value-type="float" office:value="-635100" calcext:value-type="float">
            <text:p>-635100</text:p>
          </table:table-cell>
          <table:table-cell office:value-type="float" office:value="-0.01102" calcext:value-type="float">
            <text:p>-0.01102</text:p>
          </table:table-cell>
          <table:table-cell office:value-type="float" office:value="38.1" calcext:value-type="float">
            <text:p>38.1</text:p>
          </table:table-cell>
          <table:table-cell office:value-type="float" office:value="37.75" calcext:value-type="float">
            <text:p>37.75</text:p>
          </table:table-cell>
          <table:table-cell office:value-type="float" office:value="0.4614" calcext:value-type="float">
            <text:p>0.4614</text:p>
          </table:table-cell>
          <table:table-cell table:number-columns-repeated="2" office:value-type="float" office:value="1.676" calcext:value-type="float">
            <text:p>1.676</text:p>
          </table:table-cell>
          <table:table-cell office:value-type="float" office:value="0.01193" calcext:value-type="float">
            <text:p>0.011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emolite</text:p>
          </table:table-cell>
          <table:table-cell table:number-columns-repeated="2" office:value-type="float" office:value="-12310000" calcext:value-type="float">
            <text:p>-12310000</text:p>
          </table:table-cell>
          <table:table-cell office:value-type="float" office:value="-0.01236" calcext:value-type="float">
            <text:p>-0.01236</text:p>
          </table:table-cell>
          <table:table-cell office:value-type="float" office:value="550" calcext:value-type="float">
            <text:p>550</text:p>
          </table:table-cell>
          <table:table-cell office:value-type="float" office:value="550.9" calcext:value-type="float">
            <text:p>550.9</text:p>
          </table:table-cell>
          <table:table-cell office:value-type="float" office:value="-0.08436" calcext:value-type="float">
            <text:p>-0.08436</text:p>
          </table:table-cell>
          <table:table-cell office:value-type="float" office:value="27.27" calcext:value-type="float">
            <text:p>27.27</text:p>
          </table:table-cell>
          <table:table-cell office:value-type="float" office:value="27.31" calcext:value-type="float">
            <text:p>27.31</text:p>
          </table:table-cell>
          <table:table-cell office:value-type="float" office:value="-0.07695" calcext:value-type="float">
            <text:p>-0.076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undum</text:p>
          </table:table-cell>
          <table:table-cell office:value-type="float" office:value="-1675000" calcext:value-type="float">
            <text:p>-1675000</text:p>
          </table:table-cell>
          <table:table-cell office:value-type="float" office:value="-1676000" calcext:value-type="float">
            <text:p>-1676000</text:p>
          </table:table-cell>
          <table:table-cell office:value-type="float" office:value="-0.01343" calcext:value-type="float">
            <text:p>-0.01343</text:p>
          </table:table-cell>
          <table:table-cell office:value-type="float" office:value="50.9" calcext:value-type="float">
            <text:p>50.9</text:p>
          </table:table-cell>
          <table:table-cell office:value-type="float" office:value="50.82" calcext:value-type="float">
            <text:p>50.82</text:p>
          </table:table-cell>
          <table:table-cell office:value-type="float" office:value="0.07865" calcext:value-type="float">
            <text:p>0.07865</text:p>
          </table:table-cell>
          <table:table-cell table:number-columns-repeated="2" office:value-type="float" office:value="2.558" calcext:value-type="float">
            <text:p>2.55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hlenite</text:p>
          </table:table-cell>
          <table:table-cell office:value-type="float" office:value="-3987000" calcext:value-type="float">
            <text:p>-3987000</text:p>
          </table:table-cell>
          <table:table-cell office:value-type="float" office:value="-3988000" calcext:value-type="float">
            <text:p>-3988000</text:p>
          </table:table-cell>
          <table:table-cell office:value-type="float" office:value="-0.01602" calcext:value-type="float">
            <text:p>-0.01602</text:p>
          </table:table-cell>
          <table:table-cell office:value-type="float" office:value="202" calcext:value-type="float">
            <text:p>202</text:p>
          </table:table-cell>
          <table:table-cell office:value-type="float" office:value="198.6" calcext:value-type="float">
            <text:p>198.6</text:p>
          </table:table-cell>
          <table:table-cell table:style-name="ce1" office:value-type="float" office:value="0.8487" calcext:value-type="float">
            <text:p>0.8487</text:p>
          </table:table-cell>
          <table:table-cell office:value-type="float" office:value="9.024" calcext:value-type="float">
            <text:p>9.024</text:p>
          </table:table-cell>
          <table:table-cell office:value-type="float" office:value="9.033" calcext:value-type="float">
            <text:p>9.033</text:p>
          </table:table-cell>
          <table:table-cell office:value-type="float" office:value="-0.04984" calcext:value-type="float">
            <text:p>-0.049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logopite</text:p>
          </table:table-cell>
          <table:table-cell office:value-type="float" office:value="-6219000" calcext:value-type="float">
            <text:p>-6219000</text:p>
          </table:table-cell>
          <table:table-cell office:value-type="float" office:value="-6221000" calcext:value-type="float">
            <text:p>-6221000</text:p>
          </table:table-cell>
          <table:table-cell office:value-type="float" office:value="-0.01812" calcext:value-type="float">
            <text:p>-0.01812</text:p>
          </table:table-cell>
          <table:table-cell office:value-type="float" office:value="328" calcext:value-type="float">
            <text:p>328</text:p>
          </table:table-cell>
          <table:table-cell office:value-type="float" office:value="324.6" calcext:value-type="float">
            <text:p>324.6</text:p>
          </table:table-cell>
          <table:table-cell office:value-type="float" office:value="0.5221" calcext:value-type="float">
            <text:p>0.5221</text:p>
          </table:table-cell>
          <table:table-cell table:number-columns-repeated="2" office:value-type="float" office:value="14.96" calcext:value-type="float">
            <text:p>14.96</text:p>
          </table:table-cell>
          <table:table-cell office:value-type="float" office:value="0.01003" calcext:value-type="float">
            <text:p>0.01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onite</text:p>
          </table:table-cell>
          <table:table-cell office:value-type="float" office:value="-6338000" calcext:value-type="float">
            <text:p>-6338000</text:p>
          </table:table-cell>
          <table:table-cell office:value-type="float" office:value="-6341000" calcext:value-type="float">
            <text:p>-6341000</text:p>
          </table:table-cell>
          <table:table-cell office:value-type="float" office:value="-0.01985" calcext:value-type="float">
            <text:p>-0.01985</text:p>
          </table:table-cell>
          <table:table-cell office:value-type="float" office:value="318" calcext:value-type="float">
            <text:p>318</text:p>
          </table:table-cell>
          <table:table-cell office:value-type="float" office:value="306.5" calcext:value-type="float">
            <text:p>306.5</text:p>
          </table:table-cell>
          <table:table-cell table:style-name="ce1" office:value-type="float" office:value="1.841" calcext:value-type="float">
            <text:p>1.841</text:p>
          </table:table-cell>
          <table:table-cell table:number-columns-repeated="2" office:value-type="float" office:value="14.74" calcext:value-type="float">
            <text:p>14.7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yanite</text:p>
          </table:table-cell>
          <table:table-cell office:value-type="float" office:value="-2593000" calcext:value-type="float">
            <text:p>-2593000</text:p>
          </table:table-cell>
          <table:table-cell office:value-type="float" office:value="-2594000" calcext:value-type="float">
            <text:p>-2594000</text:p>
          </table:table-cell>
          <table:table-cell office:value-type="float" office:value="-0.02142" calcext:value-type="float">
            <text:p>-0.02142</text:p>
          </table:table-cell>
          <table:table-cell office:value-type="float" office:value="83.5" calcext:value-type="float">
            <text:p>83.5</text:p>
          </table:table-cell>
          <table:table-cell office:value-type="float" office:value="82.43" calcext:value-type="float">
            <text:p>82.43</text:p>
          </table:table-cell>
          <table:table-cell table:style-name="ce1" office:value-type="float" office:value="0.6449" calcext:value-type="float">
            <text:p>0.6449</text:p>
          </table:table-cell>
          <table:table-cell office:value-type="float" office:value="4.414" calcext:value-type="float">
            <text:p>4.414</text:p>
          </table:table-cell>
          <table:table-cell office:value-type="float" office:value="4.412" calcext:value-type="float">
            <text:p>4.412</text:p>
          </table:table-cell>
          <table:table-cell office:value-type="float" office:value="0.02266" calcext:value-type="float">
            <text:p>0.022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ionite</text:p>
          </table:table-cell>
          <table:table-cell office:value-type="float" office:value="-13840000" calcext:value-type="float">
            <text:p>-13840000</text:p>
          </table:table-cell>
          <table:table-cell office:value-type="float" office:value="-13850000" calcext:value-type="float">
            <text:p>-13850000</text:p>
          </table:table-cell>
          <table:table-cell office:value-type="float" office:value="-0.02222" calcext:value-type="float">
            <text:p>-0.02222</text:p>
          </table:table-cell>
          <table:table-cell office:value-type="float" office:value="752" calcext:value-type="float">
            <text:p>752</text:p>
          </table:table-cell>
          <table:table-cell office:value-type="float" office:value="730" calcext:value-type="float">
            <text:p>730</text:p>
          </table:table-cell>
          <table:table-cell table:style-name="ce1" office:value-type="float" office:value="1.484" calcext:value-type="float">
            <text:p>1.484</text:p>
          </table:table-cell>
          <table:table-cell office:value-type="float" office:value="33.98" calcext:value-type="float">
            <text:p>33.98</text:p>
          </table:table-cell>
          <table:table-cell office:value-type="float" office:value="34.04" calcext:value-type="float">
            <text:p>34.04</text:p>
          </table:table-cell>
          <table:table-cell office:value-type="float" office:value="-0.07498" calcext:value-type="float">
            <text:p>-0.074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alusite</text:p>
          </table:table-cell>
          <table:table-cell office:value-type="float" office:value="-2589000" calcext:value-type="float">
            <text:p>-2589000</text:p>
          </table:table-cell>
          <table:table-cell office:value-type="float" office:value="-2590000" calcext:value-type="float">
            <text:p>-2590000</text:p>
          </table:table-cell>
          <table:table-cell office:value-type="float" office:value="-0.02263" calcext:value-type="float">
            <text:p>-0.02263</text:p>
          </table:table-cell>
          <table:table-cell office:value-type="float" office:value="92.7" calcext:value-type="float">
            <text:p>92.7</text:p>
          </table:table-cell>
          <table:table-cell office:value-type="float" office:value="91.43" calcext:value-type="float">
            <text:p>91.43</text:p>
          </table:table-cell>
          <table:table-cell table:style-name="ce1" office:value-type="float" office:value="0.6877" calcext:value-type="float">
            <text:p>0.6877</text:p>
          </table:table-cell>
          <table:table-cell office:value-type="float" office:value="5.153" calcext:value-type="float">
            <text:p>5.153</text:p>
          </table:table-cell>
          <table:table-cell office:value-type="float" office:value="5.147" calcext:value-type="float">
            <text:p>5.147</text:p>
          </table:table-cell>
          <table:table-cell office:value-type="float" office:value="0.05825" calcext:value-type="float">
            <text:p>0.058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yrope</text:p>
          </table:table-cell>
          <table:table-cell office:value-type="float" office:value="-6285000" calcext:value-type="float">
            <text:p>-6285000</text:p>
          </table:table-cell>
          <table:table-cell office:value-type="float" office:value="-6288000" calcext:value-type="float">
            <text:p>-6288000</text:p>
          </table:table-cell>
          <table:table-cell office:value-type="float" office:value="-0.02265" calcext:value-type="float">
            <text:p>-0.02265</text:p>
          </table:table-cell>
          <table:table-cell office:value-type="float" office:value="266.3" calcext:value-type="float">
            <text:p>266.3</text:p>
          </table:table-cell>
          <table:table-cell office:value-type="float" office:value="268.8" calcext:value-type="float">
            <text:p>268.8</text:p>
          </table:table-cell>
          <table:table-cell office:value-type="float" office:value="-0.4672" calcext:value-type="float">
            <text:p>-0.4672</text:p>
          </table:table-cell>
          <table:table-cell office:value-type="float" office:value="11.32" calcext:value-type="float">
            <text:p>11.32</text:p>
          </table:table-cell>
          <table:table-cell office:value-type="float" office:value="11.31" calcext:value-type="float">
            <text:p>11.31</text:p>
          </table:table-cell>
          <table:table-cell office:value-type="float" office:value="0.03093" calcext:value-type="float">
            <text:p>0.030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mandine</text:p>
          </table:table-cell>
          <table:table-cell office:value-type="float" office:value="-5264000" calcext:value-type="float">
            <text:p>-5264000</text:p>
          </table:table-cell>
          <table:table-cell office:value-type="float" office:value="-5266000" calcext:value-type="float">
            <text:p>-5266000</text:p>
          </table:table-cell>
          <table:table-cell office:value-type="float" office:value="-0.02553" calcext:value-type="float">
            <text:p>-0.02553</text:p>
          </table:table-cell>
          <table:table-cell office:value-type="float" office:value="340" calcext:value-type="float">
            <text:p>340</text:p>
          </table:table-cell>
          <table:table-cell office:value-type="float" office:value="340.8" calcext:value-type="float">
            <text:p>340.8</text:p>
          </table:table-cell>
          <table:table-cell office:value-type="float" office:value="-0.1169" calcext:value-type="float">
            <text:p>-0.1169</text:p>
          </table:table-cell>
          <table:table-cell office:value-type="float" office:value="11.51" calcext:value-type="float">
            <text:p>11.51</text:p>
          </table:table-cell>
          <table:table-cell office:value-type="float" office:value="11.52" calcext:value-type="float">
            <text:p>11.52</text:p>
          </table:table-cell>
          <table:table-cell office:value-type="float" office:value="-0.0304" calcext:value-type="float">
            <text:p>-0.03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tile</text:p>
          </table:table-cell>
          <table:table-cell office:value-type="float" office:value="-944200" calcext:value-type="float">
            <text:p>-944200</text:p>
          </table:table-cell>
          <table:table-cell office:value-type="float" office:value="-944800" calcext:value-type="float">
            <text:p>-944800</text:p>
          </table:table-cell>
          <table:table-cell office:value-type="float" office:value="-0.03018" calcext:value-type="float">
            <text:p>-0.03018</text:p>
          </table:table-cell>
          <table:table-cell office:value-type="float" office:value="50.6" calcext:value-type="float">
            <text:p>50.6</text:p>
          </table:table-cell>
          <table:table-cell office:value-type="float" office:value="50.59" calcext:value-type="float">
            <text:p>50.59</text:p>
          </table:table-cell>
          <table:table-cell office:value-type="float" office:value="0.009882" calcext:value-type="float">
            <text:p>0.009882</text:p>
          </table:table-cell>
          <table:table-cell office:value-type="float" office:value="1.882" calcext:value-type="float">
            <text:p>1.882</text:p>
          </table:table-cell>
          <table:table-cell office:value-type="float" office:value="1.881" calcext:value-type="float">
            <text:p>1.881</text:p>
          </table:table-cell>
          <table:table-cell office:value-type="float" office:value="0.02657" calcext:value-type="float">
            <text:p>0.026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nochlore</text:p>
          </table:table-cell>
          <table:table-cell office:value-type="float" office:value="-8912000" calcext:value-type="float">
            <text:p>-8912000</text:p>
          </table:table-cell>
          <table:table-cell office:value-type="float" office:value="-8918000" calcext:value-type="float">
            <text:p>-8918000</text:p>
          </table:table-cell>
          <table:table-cell office:value-type="float" office:value="-0.03298" calcext:value-type="float">
            <text:p>-0.03298</text:p>
          </table:table-cell>
          <table:table-cell office:value-type="float" office:value="430.5" calcext:value-type="float">
            <text:p>430.5</text:p>
          </table:table-cell>
          <table:table-cell office:value-type="float" office:value="432.3" calcext:value-type="float">
            <text:p>432.3</text:p>
          </table:table-cell>
          <table:table-cell office:value-type="float" office:value="-0.2098" calcext:value-type="float">
            <text:p>-0.209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15" calcext:value-type="float">
            <text:p>21.15</text:p>
          </table:table-cell>
          <table:table-cell office:value-type="float" office:value="-0.135" calcext:value-type="float">
            <text:p>-0.1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lomite</text:p>
          </table:table-cell>
          <table:table-cell office:value-type="float" office:value="-2324000" calcext:value-type="float">
            <text:p>-2324000</text:p>
          </table:table-cell>
          <table:table-cell office:value-type="float" office:value="-2326000" calcext:value-type="float">
            <text:p>-2326000</text:p>
          </table:table-cell>
          <table:table-cell office:value-type="float" office:value="-0.03534" calcext:value-type="float">
            <text:p>-0.03534</text:p>
          </table:table-cell>
          <table:table-cell office:value-type="float" office:value="156" calcext:value-type="float">
            <text:p>156</text:p>
          </table:table-cell>
          <table:table-cell office:value-type="float" office:value="154.9" calcext:value-type="float">
            <text:p>154.9</text:p>
          </table:table-cell>
          <table:table-cell office:value-type="float" office:value="0.357" calcext:value-type="float">
            <text:p>0.357</text:p>
          </table:table-cell>
          <table:table-cell office:value-type="float" office:value="6.434" calcext:value-type="float">
            <text:p>6.434</text:p>
          </table:table-cell>
          <table:table-cell office:value-type="float" office:value="6.431" calcext:value-type="float">
            <text:p>6.431</text:p>
          </table:table-cell>
          <table:table-cell office:value-type="float" office:value="0.02332" calcext:value-type="float">
            <text:p>0.023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lc</text:p>
          </table:table-cell>
          <table:table-cell office:value-type="float" office:value="-5897000" calcext:value-type="float">
            <text:p>-5897000</text:p>
          </table:table-cell>
          <table:table-cell office:value-type="float" office:value="-5902000" calcext:value-type="float">
            <text:p>-5902000</text:p>
          </table:table-cell>
          <table:table-cell office:value-type="float" office:value="-0.04255" calcext:value-type="float">
            <text:p>-0.04255</text:p>
          </table:table-cell>
          <table:table-cell office:value-type="float" office:value="260" calcext:value-type="float">
            <text:p>260</text:p>
          </table:table-cell>
          <table:table-cell office:value-type="float" office:value="260.8" calcext:value-type="float">
            <text:p>260.8</text:p>
          </table:table-cell>
          <table:table-cell office:value-type="float" office:value="-0.1574" calcext:value-type="float">
            <text:p>-0.1574</text:p>
          </table:table-cell>
          <table:table-cell table:number-columns-repeated="2" office:value-type="float" office:value="13.62" calcext:value-type="float">
            <text:p>13.62</text:p>
          </table:table-cell>
          <table:table-cell office:value-type="float" office:value="0.00734" calcext:value-type="float">
            <text:p>0.007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inel</text:p>
          </table:table-cell>
          <table:table-cell office:value-type="float" office:value="-2301000" calcext:value-type="float">
            <text:p>-2301000</text:p>
          </table:table-cell>
          <table:table-cell office:value-type="float" office:value="-2303000" calcext:value-type="float">
            <text:p>-2303000</text:p>
          </table:table-cell>
          <table:table-cell office:value-type="float" office:value="-0.05183" calcext:value-type="float">
            <text:p>-0.05183</text:p>
          </table:table-cell>
          <table:table-cell office:value-type="float" office:value="81.5" calcext:value-type="float">
            <text:p>81.5</text:p>
          </table:table-cell>
          <table:table-cell office:value-type="float" office:value="80.37" calcext:value-type="float">
            <text:p>80.37</text:p>
          </table:table-cell>
          <table:table-cell table:style-name="ce1" office:value-type="float" office:value="0.6981" calcext:value-type="float">
            <text:p>0.6981</text:p>
          </table:table-cell>
          <table:table-cell table:number-columns-repeated="2" office:value-type="float" office:value="3.978" calcext:value-type="float">
            <text:p>3.97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ucite</text:p>
          </table:table-cell>
          <table:table-cell office:value-type="float" office:value="-924900" calcext:value-type="float">
            <text:p>-924900</text:p>
          </table:table-cell>
          <table:table-cell office:value-type="float" office:value="-925900" calcext:value-type="float">
            <text:p>-925900</text:p>
          </table:table-cell>
          <table:table-cell office:value-type="float" office:value="-0.05252" calcext:value-type="float">
            <text:p>-0.05252</text:p>
          </table:table-cell>
          <table:table-cell office:value-type="float" office:value="64.5" calcext:value-type="float">
            <text:p>64.5</text:p>
          </table:table-cell>
          <table:table-cell office:value-type="float" office:value="63.08" calcext:value-type="float">
            <text:p>63.08</text:p>
          </table:table-cell>
          <table:table-cell table:style-name="ce1" office:value-type="float" office:value="1.113" calcext:value-type="float">
            <text:p>1.113</text:p>
          </table:table-cell>
          <table:table-cell office:value-type="float" office:value="2.463" calcext:value-type="float">
            <text:p>2.463</text:p>
          </table:table-cell>
          <table:table-cell office:value-type="float" office:value="2.468" calcext:value-type="float">
            <text:p>2.468</text:p>
          </table:table-cell>
          <table:table-cell office:value-type="float" office:value="-0.1014" calcext:value-type="float">
            <text:p>-0.1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matite</text:p>
          </table:table-cell>
          <table:table-cell office:value-type="float" office:value="-825700" calcext:value-type="float">
            <text:p>-825700</text:p>
          </table:table-cell>
          <table:table-cell office:value-type="float" office:value="-826700" calcext:value-type="float">
            <text:p>-826700</text:p>
          </table:table-cell>
          <table:table-cell office:value-type="float" office:value="-0.06018" calcext:value-type="float">
            <text:p>-0.06018</text:p>
          </table:table-cell>
          <table:table-cell office:value-type="float" office:value="87.4" calcext:value-type="float">
            <text:p>87.4</text:p>
          </table:table-cell>
          <table:table-cell office:value-type="float" office:value="87.44" calcext:value-type="float">
            <text:p>87.44</text:p>
          </table:table-cell>
          <table:table-cell office:value-type="float" office:value="-0.02288" calcext:value-type="float">
            <text:p>-0.02288</text:p>
          </table:table-cell>
          <table:table-cell table:number-columns-repeated="2" office:value-type="float" office:value="3.027" calcext:value-type="float">
            <text:p>3.027</text:p>
          </table:table-cell>
          <table:table-cell office:value-type="float" office:value="0.006607" calcext:value-type="float">
            <text:p>0.0066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netite</text:p>
          </table:table-cell>
          <table:table-cell office:value-type="float" office:value="-1116000" calcext:value-type="float">
            <text:p>-1116000</text:p>
          </table:table-cell>
          <table:table-cell office:value-type="float" office:value="-1117000" calcext:value-type="float">
            <text:p>-1117000</text:p>
          </table:table-cell>
          <table:table-cell office:value-type="float" office:value="-0.06789" calcext:value-type="float">
            <text:p>-0.06789</text:p>
          </table:table-cell>
          <table:table-cell table:number-columns-repeated="2" office:value-type="float" office:value="146.1" calcext:value-type="float">
            <text:p>146.1</text:p>
          </table:table-cell>
          <table:table-cell office:value-type="float" office:value="-0.009205" calcext:value-type="float">
            <text:p>-0.009205</text:p>
          </table:table-cell>
          <table:table-cell table:number-columns-repeated="2" office:value-type="float" office:value="4.452" calcext:value-type="float">
            <text:p>4.45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menite</text:p>
          </table:table-cell>
          <table:table-cell office:value-type="float" office:value="-1231000" calcext:value-type="float">
            <text:p>-1231000</text:p>
          </table:table-cell>
          <table:table-cell office:value-type="float" office:value="-1233000" calcext:value-type="float">
            <text:p>-1233000</text:p>
          </table:table-cell>
          <table:table-cell office:value-type="float" office:value="-0.07034" calcext:value-type="float">
            <text:p>-0.07034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5" calcext:value-type="float">
            <text:p>108.5</text:p>
          </table:table-cell>
          <table:table-cell office:value-type="float" office:value="0.184" calcext:value-type="float">
            <text:p>0.184</text:p>
          </table:table-cell>
          <table:table-cell office:value-type="float" office:value="3.169" calcext:value-type="float">
            <text:p>3.169</text:p>
          </table:table-cell>
          <table:table-cell office:value-type="float" office:value="3.17" calcext:value-type="float">
            <text:p>3.17</text:p>
          </table:table-cell>
          <table:table-cell office:value-type="float" office:value="-0.01578" calcext:value-type="float">
            <text:p>-0.015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yrophanite</text:p>
          </table:table-cell>
          <table:table-cell office:value-type="float" office:value="-1359000" calcext:value-type="float">
            <text:p>-1359000</text:p>
          </table:table-cell>
          <table:table-cell office:value-type="float" office:value="-1361000" calcext:value-type="float">
            <text:p>-1361000</text:p>
          </table:table-cell>
          <table:table-cell office:value-type="float" office:value="-0.07847" calcext:value-type="float">
            <text:p>-0.07847</text:p>
          </table:table-cell>
          <table:table-cell office:value-type="float" office:value="104.9" calcext:value-type="float">
            <text:p>104.9</text:p>
          </table:table-cell>
          <table:table-cell office:value-type="float" office:value="105.4" calcext:value-type="float">
            <text:p>105.4</text:p>
          </table:table-cell>
          <table:table-cell office:value-type="float" office:value="-0.2165" calcext:value-type="float">
            <text:p>-0.2165</text:p>
          </table:table-cell>
          <table:table-cell office:value-type="float" office:value="3.288" calcext:value-type="float">
            <text:p>3.288</text:p>
          </table:table-cell>
          <table:table-cell office:value-type="float" office:value="3.279" calcext:value-type="float">
            <text:p>3.279</text:p>
          </table:table-cell>
          <table:table-cell office:value-type="float" office:value="0.137" calcext:value-type="float">
            <text:p>0.1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sterite</text:p>
          </table:table-cell>
          <table:table-cell office:value-type="float" office:value="-2172000" calcext:value-type="float">
            <text:p>-2172000</text:p>
          </table:table-cell>
          <table:table-cell office:value-type="float" office:value="-2176000" calcext:value-type="float">
            <text:p>-2176000</text:p>
          </table:table-cell>
          <table:table-cell office:value-type="float" office:value="-0.09362" calcext:value-type="float">
            <text:p>-0.09362</text:p>
          </table:table-cell>
          <table:table-cell office:value-type="float" office:value="95.1" calcext:value-type="float">
            <text:p>95.1</text:p>
          </table:table-cell>
          <table:table-cell office:value-type="float" office:value="94.21" calcext:value-type="float">
            <text:p>94.21</text:p>
          </table:table-cell>
          <table:table-cell office:value-type="float" office:value="0.4701" calcext:value-type="float">
            <text:p>0.4701</text:p>
          </table:table-cell>
          <table:table-cell office:value-type="float" office:value="4.366" calcext:value-type="float">
            <text:p>4.366</text:p>
          </table:table-cell>
          <table:table-cell office:value-type="float" office:value="4.363" calcext:value-type="float">
            <text:p>4.363</text:p>
          </table:table-cell>
          <table:table-cell office:value-type="float" office:value="0.03437" calcext:value-type="float">
            <text:p>0.03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esite</text:p>
          </table:table-cell>
          <table:table-cell office:value-type="float" office:value="-905500" calcext:value-type="float">
            <text:p>-905500</text:p>
          </table:table-cell>
          <table:table-cell office:value-type="float" office:value="-907600" calcext:value-type="float">
            <text:p>-907600</text:p>
          </table:table-cell>
          <table:table-cell office:value-type="float" office:value="-0.1177" calcext:value-type="float">
            <text:p>-0.1177</text:p>
          </table:table-cell>
          <table:table-cell office:value-type="float" office:value="40.8" calcext:value-type="float">
            <text:p>40.8</text:p>
          </table:table-cell>
          <table:table-cell office:value-type="float" office:value="39.42" calcext:value-type="float">
            <text:p>39.42</text:p>
          </table:table-cell>
          <table:table-cell table:style-name="ce1" office:value-type="float" office:value="1.715" calcext:value-type="float">
            <text:p>1.715</text:p>
          </table:table-cell>
          <table:table-cell table:number-columns-repeated="2" office:value-type="float" office:value="2.064" calcext:value-type="float">
            <text:p>2.06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ssartine</text:p>
          </table:table-cell>
          <table:table-cell office:value-type="float" office:value="-5646000" calcext:value-type="float">
            <text:p>-5646000</text:p>
          </table:table-cell>
          <table:table-cell office:value-type="float" office:value="-5661000" calcext:value-type="float">
            <text:p>-5661000</text:p>
          </table:table-cell>
          <table:table-cell office:value-type="float" office:value="-0.1272" calcext:value-type="float">
            <text:p>-0.1272</text:p>
          </table:table-cell>
          <table:table-cell office:value-type="float" office:value="367" calcext:value-type="float">
            <text:p>367</text:p>
          </table:table-cell>
          <table:table-cell office:value-type="float" office:value="354.1" calcext:value-type="float">
            <text:p>354.1</text:p>
          </table:table-cell>
          <table:table-cell table:style-name="ce1" office:value-type="float" office:value="1.788" calcext:value-type="float">
            <text:p>1.788</text:p>
          </table:table-cell>
          <table:table-cell table:number-columns-repeated="2" office:value-type="float" office:value="11.79" calcext:value-type="float">
            <text:p>11.79</text:p>
          </table:table-cell>
          <table:table-cell office:value-type="float" office:value="-0.00848" calcext:value-type="float">
            <text:p>-0.008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nesite</text:p>
          </table:table-cell>
          <table:table-cell office:value-type="float" office:value="-1111000" calcext:value-type="float">
            <text:p>-1111000</text:p>
          </table:table-cell>
          <table:table-cell office:value-type="float" office:value="-1115000" calcext:value-type="float">
            <text:p>-1115000</text:p>
          </table:table-cell>
          <table:table-cell office:value-type="float" office:value="-0.1413" calcext:value-type="float">
            <text:p>-0.1413</text:p>
          </table:table-cell>
          <table:table-cell office:value-type="float" office:value="65.1" calcext:value-type="float">
            <text:p>65.1</text:p>
          </table:table-cell>
          <table:table-cell office:value-type="float" office:value="65.09" calcext:value-type="float">
            <text:p>65.09</text:p>
          </table:table-cell>
          <table:table-cell office:value-type="float" office:value="0.007681" calcext:value-type="float">
            <text:p>0.007681</text:p>
          </table:table-cell>
          <table:table-cell table:number-columns-repeated="2" office:value-type="float" office:value="2.803" calcext:value-type="float">
            <text:p>2.80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2070" calcext:value-type="float">
            <text:p>2070</text:p>
          </table:table-cell>
          <table:table-cell office:value-type="float" office:value="2180" calcext:value-type="float">
            <text:p>2180</text:p>
          </table:table-cell>
          <table:table-cell office:value-type="float" office:value="-2.588" calcext:value-type="float">
            <text:p>-2.588</text:p>
          </table:table-cell>
          <table:table-cell office:value-type="float" office:value="2.3" calcext:value-type="float">
            <text:p>2.3</text:p>
          </table:table-cell>
          <table:table-cell office:value-type="float" office:value="2.38" calcext:value-type="float">
            <text:p>2.38</text:p>
          </table:table-cell>
          <table:table-cell office:value-type="float" office:value="-1.709" calcext:value-type="float">
            <text:p>-1.709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342" calcext:value-type="float">
            <text:p>0.342</text:p>
          </table:table-cell>
          <table:table-cell office:value-type="float" office:value="-0.04388" calcext:value-type="float">
            <text:p>-0.04388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compare_HSV.A6:compare_HSV.J6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10:38:34.769648778</dc:date>
    <meta:editing-duration>PT2M38S</meta:editing-duration>
    <meta:editing-cycles>1</meta:editing-cycles>
    <meta:generator>LibreOffice/5.1.6.2$Linux_X86_64 LibreOffice_project/10m0$Build-2</meta:generator>
    <meta:document-statistic meta:table-count="1" meta:cell-count="644" meta:object-count="0"/>
  </office:meta>
</office:document-meta>
</file>